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CONSUMER TABLE</text:p>
      <text:p text:style-name="Standard"/>
      <text:p text:style-name="Standard">create table consumer(consno number(5) primary key,name varchar(10) not null,preread float not null,pastread float not null);</text:p>
      <text:p text:style-name="Standard"/>
      <text:p text:style-name="P3">PL/SQL CODE</text:p>
      <text:p text:style-name="Standard"/>
      <text:p text:style-name="Standard">set serveroutput on</text:p>
      <text:p text:style-name="Standard">accept x char prompt 'Input the consumer number: '</text:p>
      <text:p text:style-name="Standard">DECLARE</text:p>
      <text:p text:style-name="Standard"><text:tab/>CURSOR cur IS SELECT * FROM CONSUMER;</text:p>
      <text:p text:style-name="Standard"><text:tab/>unit float;</text:p>
      <text:p text:style-name="Standard"><text:tab/>unitc float;</text:p>
      <text:p text:style-name="Standard"><text:tab/>bill float;</text:p>
      <text:p text:style-name="Standard"><text:tab/>choice int;</text:p>
      <text:p text:style-name="Standard">BEGIN</text:p>
      <text:p text:style-name="Standard"><text:tab/>choice:=&amp;x;</text:p>
      <text:p text:style-name="Standard"><text:tab/>FOR i IN cur LOOP</text:p>
      <text:p text:style-name="Standard"><text:tab/><text:tab/>if i.consno = choice then</text:p>
      <text:p text:style-name="Standard"><text:tab/><text:tab/><text:tab/>bill:=0;</text:p>
      <text:p text:style-name="Standard"><text:tab/><text:tab/><text:tab/>unit:=i.preread-i.pastread;</text:p>
      <text:p text:style-name="Standard"><text:tab/><text:tab/><text:tab/>unitc:=unit;</text:p>
      <text:p text:style-name="Standard"><text:tab/><text:tab/><text:tab/></text:p>
      <text:p text:style-name="Standard"><text:tab/><text:tab/><text:tab/>if (unit&gt;500) then</text:p>
      <text:p text:style-name="Standard"><text:tab/><text:tab/><text:tab/><text:tab/>bill:=bill+100*5+200*7.5+200*15;</text:p>
      <text:p text:style-name="Standard"><text:tab/><text:tab/><text:tab/><text:tab/>unit:=unit-500;</text:p>
      <text:p text:style-name="Standard"><text:tab/><text:tab/><text:tab/><text:tab/>bill:=bill+unit*22.5;</text:p>
      <text:p text:style-name="Standard"><text:tab/><text:tab/><text:tab/>elsif(unit&gt;300) then</text:p>
      <text:p text:style-name="Standard"><text:tab/><text:tab/><text:tab/><text:tab/>bill:=bill+100*5+200*7.5;</text:p>
      <text:p text:style-name="Standard"><text:tab/><text:tab/><text:tab/><text:tab/>unit:=unit-300;</text:p>
      <text:p text:style-name="Standard"><text:tab/><text:tab/><text:tab/><text:tab/>bill:=bill+unit*15;</text:p>
      <text:p text:style-name="Standard"><text:tab/><text:tab/><text:tab/>elsif(unit&gt;100) then</text:p>
      <text:p text:style-name="Standard"><text:tab/><text:tab/><text:tab/><text:tab/>bill:=bill+100*5;</text:p>
      <text:p text:style-name="Standard"><text:tab/><text:tab/><text:tab/><text:tab/>unit:=unit-100;</text:p>
      <text:p text:style-name="Standard"><text:tab/><text:tab/><text:tab/><text:tab/>bill:=bill+unit*7.5;</text:p>
      <text:p text:style-name="Standard"><text:tab/><text:tab/><text:tab/>else</text:p>
      <text:p text:style-name="Standard"><text:tab/><text:tab/><text:tab/><text:tab/>bill:=unit*5;</text:p>
      <text:p text:style-name="Standard"><text:tab/><text:tab/><text:tab/>END IF;</text:p>
      <text:p text:style-name="Standard"><text:tab/><text:tab/><text:tab/>dbms_output.put_line('Consumer no: '||i.consno);</text:p>
      <text:p text:style-name="Standard"><text:tab/><text:tab/><text:tab/>dbms_output.put_line('Consumer name: '||i.name);</text:p>
      <text:p text:style-name="Standard"><text:tab/><text:tab/><text:tab/>dbms_output.put_line('Units consumed '||unitc);</text:p>
      <text:p text:style-name="Standard"><text:tab/><text:tab/><text:tab/>dbms_output.put_line('Bill: Rs. '||bill);</text:p>
      <text:p text:style-name="Standard"><text:tab/><text:tab/>END IF;</text:p>
      <text:p text:style-name="Standard"><text:tab/>END LOOP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SQL&gt;<text:s/>select * from consumer;</text:p>
      <text:p text:style-name="Standard"/>
      <text:soft-page-break/>
      <text:p text:style-name="Standard">CONSNO<text:s/><text:tab/>NAME<text:s/><text:tab/>PREREAD <text:s text:c="2"/><text:tab/>PASTREAD</text:p>
      <text:p text:style-name="Standard">----------<text:s/><text:tab/>----------<text:s/><text:tab/>----------<text:s/><text:tab/>----------</text:p>
      <text:p text:style-name="Standard">1234<text:s/><text:tab/><text:tab/>John<text:s/><text:tab/><text:s text:c="2"/><text:tab/>1985.5 <text:s text:c="4"/><text:tab/>1025.8</text:p>
      <text:p text:style-name="Standard">2341<text:s/><text:tab/><text:tab/>Joel<text:s/><text:tab/><text:s text:c="3"/><text:tab/>525.5 <text:s text:c="5"/><text:tab/>498.5</text:p>
      <text:p text:style-name="Standard">3412<text:s/><text:tab/><text:tab/>George<text:tab/><text:s text:c="5"/><text:tab/>875<text:tab/><text:tab/>575</text:p>
      <text:p text:style-name="Standard">4123<text:s/><text:tab/><text:tab/>James<text:tab/><text:s text:c="4"/><text:tab/>1254<text:tab/><text:tab/>854</text:p>
      <text:p text:style-name="Standard">5272<text:s/><text:tab/><text:tab/>Xax<text:tab/><text:tab/>1750.5 <text:s text:c="3"/><text:s/><text:tab/>1400.5</text:p>
      <text:p text:style-name="Standard">5474<text:s/><text:tab/><text:tab/>Sas<text:tab/><text:tab/>2000 <text:s text:c="6"/><text:tab/>1400</text:p>
      <text:p text:style-name="Standard"/>
      <text:p text:style-name="Standard">6 rows selected.</text:p>
      <text:p text:style-name="Standard"/>
      <text:p text:style-name="Standard">SQL&gt; @/home/c126/Documents/Sameem/PLSQL/Pg6.sql</text:p>
      <text:p text:style-name="Standard">Input the consumer number: 2341</text:p>
      <text:p text:style-name="Standard">old <text:s text:c="2"/>8:<text:s/><text:tab/>choice:=&amp;x;</text:p>
      <text:p text:style-name="Standard">new <text:s text:c="2"/>8:<text:s/><text:tab/>choice:=2341;</text:p>
      <text:p text:style-name="Standard">Consumer no: 2341</text:p>
      <text:p text:style-name="Standard">Consumer name: Joel</text:p>
      <text:p text:style-name="Standard">Units consumed 27</text:p>
      <text:p text:style-name="Standard">Bill: Rs. 135</text:p>
      <text:p text:style-name="Standard"/>
      <text:p text:style-name="Standard">PL/SQL procedure successfully completed.</text:p>
      <text:p text:style-name="Standard"/>
      <text:p text:style-name="Standard">SQL&gt;<text:s/>@/home/c126/Documents/Sameem/PLSQL/Pg6.sql</text:p>
      <text:p text:style-name="Standard">Input the consumer number: 3412</text:p>
      <text:p text:style-name="Standard">old <text:s text:c="2"/>8:<text:s/><text:tab/>choice:=&amp;x;</text:p>
      <text:p text:style-name="Standard">new <text:s text:c="2"/>8:<text:s/><text:tab/>choice:=3412;</text:p>
      <text:p text:style-name="Standard">Consumer no: 3412</text:p>
      <text:p text:style-name="Standard">Consumer name: George</text:p>
      <text:p text:style-name="Standard">Units consumed 300</text:p>
      <text:p text:style-name="Standard">Bill: Rs. 2000</text:p>
      <text:p text:style-name="Standard"/>
      <text:p text:style-name="Standard">PL/SQL procedure successfully completed.</text:p>
      <text:p text:style-name="Standard"/>
      <text:p text:style-name="Standard">SQL&gt; @/home/c126/Documents/Sameem/PLSQL/Pg6.sql</text:p>
      <text:p text:style-name="Standard">Input the consumer number: 5272</text:p>
      <text:p text:style-name="Standard">old <text:s text:c="2"/>8:<text:s/><text:tab/>choice:=&amp;x;</text:p>
      <text:p text:style-name="Standard">new <text:s text:c="2"/>8:<text:s/><text:tab/>choice:=5272;</text:p>
      <text:p text:style-name="Standard">Consumer no: 5272</text:p>
      <text:p text:style-name="Standard">Consumer name: Xax</text:p>
      <text:p text:style-name="Standard">Units consumed 350</text:p>
      <text:p text:style-name="Standard">Bill: Rs. 2750</text:p>
      <text:p text:style-name="Standard"/>
      <text:p text:style-name="Standard">PL/SQL procedure successfully completed.</text:p>
      <text:p text:style-name="Standard"/>
      <text:p text:style-name="Standard">SQL&gt; @/home/c126/Documents/Sameem/PLSQL/Pg6.sql</text:p>
      <text:p text:style-name="Standard">Input the consumer number: 5474</text:p>
      <text:p text:style-name="Standard">old <text:s text:c="2"/>8:<text:s/><text:tab/>choice:=&amp;x;</text:p>
      <text:p text:style-name="Standard">new <text:s text:c="2"/>8:<text:s/><text:tab/>choice:=5474;</text:p>
      <text:p text:style-name="Standard">Consumer no: 5474</text:p>
      <text:p text:style-name="Standard">Consumer name: Sas</text:p>
      <text:p text:style-name="Standard">Units consumed 600</text:p>
      <text:p text:style-name="Standard">Bill: Rs. 7250</text:p>
      <text:p text:style-name="Standard"/>
      <text:p text:style-name="Standard">PL/SQL procedure successfully comple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1:00Z</dc:date>
    <meta:template xlink:href="Normal" xlink:type="simple"/>
    <meta:editing-cycles>15</meta:editing-cycles>
    <meta:editing-duration>PT4380S</meta:editing-duration>
    <meta:document-statistic meta:page-count="3" meta:paragraph-count="4" meta:word-count="345" meta:character-count="2311" meta:row-count="16" meta:non-whitespace-character-count="1970"/>
  </office:meta>
</office:document-meta>
</file>